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Angle</text:p>
          </table:table-cell>
          <table:table-cell office:value-type="string" calcext:value-type="string">
            <text:p>StopAngle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V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table:formula="of:=9/11/2" office:value-type="float" office:value="0.409090909090909" calcext:value-type="float">
            <text:p>0.4090909090909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.4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65" calcext:value-type="float">
            <text:p>0.6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10/11/2" office:value-type="float" office:value="0.454545454545455" calcext:value-type="float">
            <text:p>0.4545454545454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19:07:04.073000000</meta:creation-date>
    <dc:date>2023-03-24T22:56:24.021000000</dc:date>
    <meta:editing-duration>PT28M39S</meta:editing-duration>
    <meta:editing-cycles>2</meta:editing-cycles>
    <meta:generator>LibreOffice/7.4.0.3$Windows_X86_64 LibreOffice_project/f85e47c08ddd19c015c0114a68350214f7066f5a</meta:generator>
    <meta:document-statistic meta:table-count="1" meta:cell-count="73" meta:object-count="0"/>
  </office:meta>
</office:document-meta>
</file>